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545cm" style:rel-column-width="5957*"/>
    </style:style>
    <style:style style:name="Tableau1.D" style:family="table-column">
      <style:table-column-properties style:column-width="1.545cm" style:rel-column-width="595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K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K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8fdc5" officeooo:paragraph-rsid="0008fdc5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08fdc5" officeooo:paragraph-rsid="0008fdc5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0c4ca9" officeooo:paragraph-rsid="000c4ca9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0c88ac" officeooo:paragraph-rsid="000c88ac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0c88ac" officeooo:paragraph-rsid="000d353c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8fdc5" officeooo:paragraph-rsid="0008fdc5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0c4ca9" officeooo:paragraph-rsid="000c4ca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0c88ac" officeooo:paragraph-rsid="000c88ac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ice PL4</text:p>
      <text:p text:style-name="P1"/>
      <text:p text:style-name="P2"/>
      <text:p text:style-name="P2">Ex 1</text:p>
      <text:p text:style-name="P3"/>
      <text:p text:style-name="P3">Données :</text:p>
      <text:p text:style-name="P3">Ci coût construction sur site i (1 à 5)</text:p>
      <text:p text:style-name="P3"/>
      <text:p text:style-name="P3">localité :</text:p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 table:number-columns-repeated="2"/>
        <table:table-column table:style-name="Tableau1.D"/>
        <table:table-column table:style-name="Tableau1.A" table:number-columns-repeated="2"/>
        <table:table-column table:style-name="Tableau1.D"/>
        <table:table-column table:style-name="Tableau1.A"/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8">1</text:p>
          </table:table-cell>
          <table:table-cell table:style-name="Tableau1.A1" office:value-type="string">
            <text:p text:style-name="P8">2</text:p>
          </table:table-cell>
          <table:table-cell table:style-name="Tableau1.A1" office:value-type="string">
            <text:p text:style-name="P8">3</text:p>
          </table:table-cell>
          <table:table-cell table:style-name="Tableau1.A1" office:value-type="string">
            <text:p text:style-name="P8">4</text:p>
          </table:table-cell>
          <table:table-cell table:style-name="Tableau1.A1" office:value-type="string">
            <text:p text:style-name="P8">5</text:p>
          </table:table-cell>
          <table:table-cell table:style-name="Tableau1.A1" office:value-type="string">
            <text:p text:style-name="P8">6</text:p>
          </table:table-cell>
          <table:table-cell table:style-name="Tableau1.A1" office:value-type="string">
            <text:p text:style-name="P8">7</text:p>
          </table:table-cell>
          <table:table-cell table:style-name="Tableau1.A1" office:value-type="string">
            <text:p text:style-name="P8">8</text:p>
          </table:table-cell>
          <table:table-cell table:style-name="Tableau1.A1" office:value-type="string">
            <text:p text:style-name="P8">9</text:p>
          </table:table-cell>
          <table:table-cell table:style-name="Tableau1.K1" office:value-type="string">
            <text:p text:style-name="P8">10</text:p>
          </table:table-cell>
        </table:table-row>
        <table:table-row>
          <table:table-cell table:style-name="Tableau1.A2" office:value-type="string">
            <text:p text:style-name="P8">Site 1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K2" office:value-type="string">
            <text:p text:style-name="P9">0</text:p>
          </table:table-cell>
        </table:table-row>
        <table:table-row>
          <table:table-cell table:style-name="Tableau1.A2" office:value-type="string">
            <text:p text:style-name="P8">2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0</text:p>
          </table:table-cell>
          <table:table-cell table:style-name="Tableau1.K2" office:value-type="string">
            <text:p text:style-name="P8">0</text:p>
          </table:table-cell>
        </table:table-row>
        <table:table-row>
          <table:table-cell table:style-name="Tableau1.A2" office:value-type="string">
            <text:p text:style-name="P8">3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K2" office:value-type="string">
            <text:p text:style-name="P9">1</text:p>
          </table:table-cell>
        </table:table-row>
        <table:table-row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K2" office:value-type="string">
            <text:p text:style-name="P9">1</text:p>
          </table:table-cell>
        </table:table-row>
        <table:table-row>
          <table:table-cell table:style-name="Tableau1.A2" office:value-type="string">
            <text:p text:style-name="P8">5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</text:p>
          </table:table-cell>
          <table:table-cell table:style-name="Tableau1.K2" office:value-type="string">
            <text:p text:style-name="P9">0</text:p>
          </table:table-cell>
        </table:table-row>
      </table:table>
      <text:p text:style-name="P3"/>
      <text:p text:style-name="P3">Lij = 1 si localité j desservie par site i sinon = 0</text:p>
      <text:p text:style-name="P3"/>
      <text:p text:style-name="P4">variable :</text:p>
      <text:p text:style-name="P4">xi = 1 si émetteur sur site i / i=1à5 sinon 0</text:p>
      <text:p text:style-name="P5">Min Z = <text:span text:style-name="T1"><draw:g text:anchor-type="as-char" svg:y="-0.714cm" draw:z-index="0" draw:style-name="gr1"><svg:title>TexMaths</svg:title><svg:desc>12§display§\sum_{i=1}^{5} Ci xi§svg§600§FALSE§</svg:desc><draw:path draw:style-name="gr25" draw:text-style-name="P10" svg:width="1.474cm" svg:height="1.178cm" svg:x="0.001cm" svg:y="0.021cm" svg:viewBox="0 0 1475 1179" svg:d="M0 0c492 0 984 0 1475 0 0 393 0 787 0 1179-491 0-983 0-1475 0 0-392 0-786 0-1179z"><text:p/></draw:path><draw:path draw:style-name="gr26" draw:text-style-name="P11" svg:width="0.13cm" svg:height="0.201cm" svg:x="0.218cm" svg:y="0cm" svg:viewBox="0 0 131 202" svg:d="M28 31c14 4 24 4 28 4 39 0 62-27 62-31 0-3-2-4-4-4-1 0-1 0-2 1-6 3-23 9-45 9-8 0-24-2-43-9-2-1-2-1-4-1-3 0-3 4-3 8 0 29 0 58 0 87 0 5 0 8 5 8 2 0 2 0 6-3 12-17 30-20 40-20 18 0 26 15 28 17 5 10 7 22 7 39 0 8 0 26-9 39-8 10-21 17-35 17-19 0-39-11-46-30 11 1 17-6 17-14 0-12-11-15-14-15-2 0-16 0-16 16 0 26 24 53 60 53 37 0 71-28 71-65 0-34-25-65-63-65-13 0-27 4-40 16 0-20 0-38 0-57z"><text:p/></draw:path><draw:path draw:style-name="gr27" draw:text-style-name="P11" svg:width="0.559cm" svg:height="0.589cm" svg:x="0.003cm" svg:y="0.324cm" svg:viewBox="0 0 560 590" svg:d="M510 590c17-46 33-90 50-135-3 0-7 0-11 0-15 43-60 72-109 85-8 3-50 14-131 14-85 0-169 0-254 0 72-84 143-168 215-253 2-3 3-4 3-7-1-2 0-1-2-6-66-90-131-179-197-269 77 0 154 0 231 0 56 0 94 6 99 7 23 4 59 11 93 32 10 7 39 26 52 60 4 0 8 0 11 0-17-40-33-78-50-118-167 0-332 0-498 0-11 0-11 0-12 2 0 2 0 10 0 15 74 102 149 203 223 305-73 85-145 170-218 256-5 5-4 5-5 7 0 5 4 5 12 5 166 0 331 0 498 0z"><text:p/></draw:path><draw:path draw:style-name="gr28" draw:text-style-name="P11" svg:width="0.088cm" svg:height="0.197cm" svg:x="0.025cm" svg:y="1.025cm" svg:viewBox="0 0 89 198" svg:d="M82 11c0-5-4-11-12-11-9 0-17 7-17 16 0 4 3 10 12 10 8 0 17-7 17-15zM22 161c-2 4-4 7-4 12 0 14 12 25 29 25 29 0 42-41 42-45s-4-4-5-4c-4 0-4 2-5 5-7 24-20 36-31 36-6 0-8-4-8-10 0-7 2-13 4-19 4-8 8-16 10-24 2-7 13-34 14-37 2-4 3-8 3-10 0-14-12-25-29-25-29 0-42 41-42 45s4 4 5 4c3 0 5-1 5-5 8-25 21-36 32-36 5 0 7 3 7 11 0 6-2 11-9 29-6 16-12 32-18 48z"><text:p/></draw:path><draw:path draw:style-name="gr29" draw:text-style-name="P11" svg:width="0.216cm" svg:height="0.078cm" svg:x="0.151cm" svg:y="1.106cm" svg:viewBox="0 0 217 79" svg:d="M205 14c5 0 12 0 12-7s-7-7-11-7c-64 0-130 0-195 0-4 0-11 0-11 7s6 7 11 7c65 0 129 0 194 0zM206 79c4 0 11 0 11-7s-7-7-12-7c-65 0-129 0-194 0-5 0-11 0-11 7s7 7 11 7c65 0 131 0 195 0z"><text:p/></draw:path><draw:path draw:style-name="gr30" draw:text-style-name="P11" svg:width="0.107cm" svg:height="0.196cm" svg:x="0.421cm" svg:y="1.023cm" svg:viewBox="0 0 108 197" svg:d="M67 8c0-7-1-8-9-8-18 19-46 19-58 19 0 4 0 7 0 11 7 0 26 0 43-8 0 50 0 99 0 150 0 9 0 14-30 14-3 0-7 0-11 0 0 4 0 7 0 11 5-1 41-1 53-1 9 0 46 0 53 1 0-4 0-7 0-11-4 0-8 0-12 0-29 0-29-5-29-14 0-54 0-110 0-164z"><text:p/></draw:path><draw:path draw:style-name="gr31" draw:text-style-name="P11" svg:width="0.298cm" svg:height="0.305cm" svg:x="0.68cm" svg:y="0.427cm" svg:viewBox="0 0 299 306" svg:d="M299 4c0-2-2-4-5-4-1 0-1 0-6 5-11 11-21 21-30 32-4-6-23-37-70-37-93 0-188 92-188 191 0 70 49 115 114 115 36 0 68-17 91-36 38-35 46-73 46-74 0-5-4-5-5-5-3 0-5 1-5 5-5 12-14 42-43 66s-55 31-78 31c-37 0-82-22-82-88 0-24 9-92 51-141 25-30 66-51 103-51 43 0 67 33 67 81 0 16-1 16-1 21 0 4 5 5 7 5 5 0 5-1 7-8 9-36 17-72 27-108z"><text:p/></draw:path><draw:path draw:style-name="gr32" draw:text-style-name="P11" svg:width="0.111cm" svg:height="0.282cm" svg:x="1cm" svg:y="0.445cm" svg:viewBox="0 0 112 283" svg:d="M108 16c0-9-6-16-16-16s-22 11-22 23c0 7 6 14 15 14 10 0 23-9 23-21zM76 174c6-12 6-13 9-25 4-8 6-14 6-22 0-19-14-35-35-35-39 0-56 62-56 65 0 5 5 5 6 5 4 0 5-1 6-8 12-40 29-52 43-52 4 0 11 0 11 13 0 9-4 18-5 22-3 11-23 60-30 78-3 11-9 25-9 34 0 20 14 34 34 34 40 0 56-61 56-64 0-5-4-5-5-5-5 0-5 2-6 8-9 27-22 52-43 52-8 0-11-4-11-13 0-11 3-17 13-42 5-15 11-30 16-45z"><text:p/></draw:path><draw:path draw:style-name="gr33" draw:text-style-name="P11" svg:width="0.209cm" svg:height="0.19cm" svg:x="1.145cm" svg:y="0.536cm" svg:viewBox="0 0 210 191" svg:d="M130 59c2-11 12-49 40-49 3 0 14 0 22 4-12 3-20 14-20 23 0 7 4 16 15 16 10 0 23-9 23-25 0-22-24-28-38-28-26 0-40 23-45 32-11-28-33-32-45-32-45 0-69 54-69 65 0 5 5 5 6 5 3 0 4-2 5-5 14-46 42-55 56-55 9 0 23 3 23 27 0 13-7 42-23 101-6 27-21 43-39 43-3 0-12 0-22-4 11-3 21-11 21-23s-10-15-16-15c-13 0-24 11-24 24 0 20 22 28 40 28 28 0 43-30 44-32 6 15 20 32 46 32 44 0 68-54 68-65 0-5-5-5-6-5-4 0-5 3-5 5-14 46-43 55-56 55-17 0-23-13-23-27 0-10 2-18 7-37 5-20 10-39 15-58z"><text:p/></draw:path><draw:path draw:style-name="gr34" draw:text-style-name="P11" svg:width="0.111cm" svg:height="0.282cm" svg:x="1.386cm" svg:y="0.445cm" svg:viewBox="0 0 112 283" svg:d="M108 16c0-9-6-16-16-16-12 0-22 11-22 23 0 7 6 14 15 14 10 0 23-9 23-21zM76 174c4-12 4-13 9-25 4-8 5-14 5-22 0-19-13-35-34-35-39 0-56 62-56 65 0 5 4 4 5 5 5 0 5-1 7-8 12-40 29-52 43-52 3 0 10 0 10 13 0 9-3 18-5 22-2 11-22 60-29 78-3 11-9 25-9 34 0 20 14 34 34 34 40 0 56-61 56-64 0-5-4-5-5-5-5 0-5 2-6 8-9 27-22 52-43 52-8 0-11-4-11-13 0-11 2-17 12-42 6-15 11-30 17-45z"><text:p/></draw:path></draw:g></text:span><text:span text:style-name="T1"><text:s/>tel que </text:span><text:span text:style-name="T1"><draw:g text:anchor-type="as-char" svg:y="-0.296cm" draw:z-index="1" draw:style-name="gr1"><svg:title>TexMaths</svg:title><svg:desc>12§display§\forall j=1à10§svg§600§FALSE§</svg:desc><draw:path draw:style-name="gr16" draw:text-style-name="P10" svg:width="1.787cm" svg:height="0.335cm" svg:x="0.022cm" svg:y="0.022cm" svg:viewBox="0 0 1788 336" svg:d="M895 336c-299 0-596 0-895 0 0-111 0-224 0-336 596 0 1192 0 1788 0 0 112 0 225 0 336-298 0-595 0-893 0z"><text:p/></draw:path><draw:path draw:style-name="gr17" draw:text-style-name="P11" svg:width="0.233cm" svg:height="0.299cm" svg:x="0.001cm" svg:y="0.004cm" svg:viewBox="0 0 234 300" svg:d="M233 16c1-5 1-6 1-8 0-4-2-8-8-8-5 0-8 5-10 10-12 31-23 61-35 92-43 0-85 0-128 0-12-31-23-61-35-92-1-6-4-10-10-10-3 0-8 4-8 8 1 3 0 2 2 8 35 91 71 183 106 275 2 4 4 9 10 9s7-5 9-9c35-92 71-184 106-275zM60 119c38 0 77 0 115 0-19 49-38 100-57 149-20-49-39-100-58-149z"><text:p/></draw:path><draw:path draw:style-name="gr18" draw:text-style-name="P11" svg:width="0.172cm" svg:height="0.363cm" svg:x="0.23cm" svg:y="0.016cm" svg:viewBox="0 0 173 364" svg:d="M173 16c0-9-6-16-17-16-10 0-22 10-22 23 0 8 6 14 16 14 11 0 23-11 23-21zM88 298c-8 32-28 56-52 56-2 0-8 0-17-3 13-4 19-15 19-23 0-6-4-15-15-15s-23 9-23 25 17 26 37 26c29 0 69-23 79-64 14-51 26-102 39-153 2-9 2-15 2-16 0-24-18-39-39-39-42 0-66 62-66 65 0 4 3 4 4 4 4 0 4 0 8-8 10-26 30-51 52-51 6 0 15 1 15 19 0 10-1 15-4 22-13 52-26 103-39 155z"><text:p/></draw:path><draw:path draw:style-name="gr19" draw:text-style-name="P11" svg:width="0.28cm" svg:height="0.097cm" svg:x="0.573cm" svg:y="0.14cm" svg:viewBox="0 0 281 98" svg:d="M266 17c6 0 15 0 15-9 0-8-9-8-15-8-84 0-168 0-252 0-6 0-14 0-14 8 0 9 8 9 14 9 84 0 168 0 252 0zM266 98c6 0 15 0 15-8s-9-8-15-8c-84 0-168 0-252 0-6 0-14 0-14 8s8 8 14 8c84 0 168 0 252 0z"><text:p/></draw:path><draw:path draw:style-name="gr20" draw:text-style-name="P11" svg:width="0.138cm" svg:height="0.279cm" svg:x="1.032cm" svg:y="0.014cm" svg:viewBox="0 0 139 280" svg:d="M86 12c0-11 0-12-9-12-27 28-64 28-77 28 0 4 0 8 0 13 8 0 32 0 55-11 0 72 0 144 0 216 0 16-1 21-39 21-5 0-9 0-14 0 0 4 0 9 0 13 15-1 52-1 69-1s53 0 68 1c0-4 0-9 0-13-5 0-9 0-14 0-37 0-39-5-39-21 0-78 0-156 0-234z"><text:p/></draw:path><draw:path draw:style-name="gr21" draw:text-style-name="P11" svg:width="0.077cm" svg:height="0.078cm" svg:x="1.256cm" svg:y="0.001cm" svg:viewBox="0 0 78 79" svg:d="M71 79c2-2 5-5 7-7-17-22-34-43-50-65-2-1-6-7-14-7-7 0-14 8-14 16 0 4 2 9 7 12 22 16 42 34 64 51z"><text:p/></draw:path><draw:path draw:style-name="gr22" draw:text-style-name="P11" svg:width="0.192cm" svg:height="0.19cm" svg:x="1.221cm" svg:y="0.109cm" svg:viewBox="0 0 193 191" svg:d="M140 26c-7-15-20-26-38-26-49 0-102 61-102 124 0 39 23 67 56 67 9 0 29-2 54-32 4 18 18 32 39 32 15 0 25-10 31-24 7-14 8-28 13-41 0-5-3-5-5-5-4 0-4 3-6 9-7 26-15 51-32 51-11 0-12-10-12-19s0-13 5-31 6-22 9-39c5-20 10-39 15-58 3-11 3-12 3-15 0-7-4-11-12-11-10 0-16 10-18 18zM113 136c-3 8-3 8-9 15-18 23-36 30-48 30-20 0-26-22-26-39 0-21 13-74 23-93 13-24 32-39 49-39 28 0 34 33 34 37 0 2-2 5-2 6-7 27-14 55-21 83z"><text:p/></draw:path><draw:path draw:style-name="gr23" draw:text-style-name="P11" svg:width="0.138cm" svg:height="0.279cm" svg:x="1.465cm" svg:y="0.014cm" svg:viewBox="0 0 139 280" svg:d="M86 12c0-11 0-12-9-12-27 28-64 28-77 28 0 4 0 8 0 13 8 0 34 0 55-11 0 72 0 144 0 216 0 16-1 21-39 21-5 0-9 0-14 0 0 4 0 9 0 13 15-1 52-1 69-1s53 0 68 1c0-4 0-9 0-13-5 0-8 0-13 0-38 0-40-5-40-21 0-78 0-156 0-234z"><text:p/></draw:path><draw:path draw:style-name="gr24" draw:text-style-name="P11" svg:width="0.177cm" svg:height="0.288cm" svg:x="1.654cm" svg:y="0.014cm" svg:viewBox="0 0 178 289" svg:d="M178 147c0-34-3-68-17-99-19-41-54-48-72-48-25 0-57 12-73 50-14 29-16 63-16 97 0 31 1 68 19 99 18 35 48 43 70 43 23 0 54-9 73-49 13-29 16-61 16-93zM89 280c-17 0-42-11-49-51-5-25-5-63-5-87 0-28 0-56 3-78 9-51 40-54 51-54 13 0 41 7 49 49 5 24 5 55 5 83 0 31 0 60-5 85-7 40-31 53-49 53z"><text:p/></draw:path></draw:g></text:span><text:span text:style-name="T1"><text:s/></text:span><text:span text:style-name="T1"><draw:g text:anchor-type="as-char" svg:y="-0.714cm" draw:z-index="2" draw:style-name="gr1"><svg:title>TexMaths</svg:title><svg:desc>12§display§\sum_{i=1}^{5} Lij \times xi \ge 1§svg§600§FALSE§</svg:desc><draw:path draw:style-name="gr2" draw:text-style-name="P10" svg:width="2.905cm" svg:height="1.178cm" svg:x="0.001cm" svg:y="0.021cm" svg:viewBox="0 0 2906 1179" svg:d="M0 0c969 0 1938 0 2906 0 0 393 0 787 0 1179-968 0-1937 0-2906 0 0-392 0-786 0-1179z"><text:p/></draw:path><draw:path draw:style-name="gr3" draw:text-style-name="P11" svg:width="0.13cm" svg:height="0.201cm" svg:x="0.218cm" svg:y="0cm" svg:viewBox="0 0 131 202" svg:d="M28 31c14 4 24 4 28 4 39 0 62-27 62-31 0-3-2-4-4-4-1 0-1 0-2 1-6 3-23 9-45 9-8 0-24-2-43-9-2-1-2-1-4-1-3 0-3 4-3 8 0 29 0 58 0 87 0 5 0 8 5 8 2 0 2 0 6-3 12-17 30-20 40-20 18 0 26 15 28 17 5 10 7 22 7 39 0 8 0 26-9 39-8 10-21 17-35 17-19 0-39-11-46-30 11 1 17-6 17-14 0-12-11-15-14-15-2 0-16 0-16 16 0 26 24 53 60 53 37 0 71-28 71-65 0-34-25-65-63-65-13 0-27 4-40 16 0-20 0-38 0-57z"><text:p/></draw:path><draw:path draw:style-name="gr4" draw:text-style-name="P11" svg:width="0.56cm" svg:height="0.589cm" svg:x="0.003cm" svg:y="0.324cm" svg:viewBox="0 0 561 590" svg:d="M510 590c17-46 34-90 51-135-4 0-8 0-10 0-17 43-61 72-110 85-9 3-51 14-131 14-86 0-170 0-255 0 72-84 143-168 215-253 2-3 4-4 4-7-2-2 0-1-3-6-66-90-131-179-197-269 77 0 154 0 231 0 56 0 95 6 100 7 22 4 58 11 92 32 11 7 40 26 54 60 2 0 6 0 10 0-17-40-34-78-51-118-165 0-332 0-498 0-11 0-11 0-12 2 0 2 0 10 0 15 74 102 149 203 223 305-73 85-145 170-218 256-5 5-4 5-5 7 0 5 4 5 12 5 166 0 333 0 498 0z"><text:p/></draw:path><draw:path draw:style-name="gr5" draw:text-style-name="P11" svg:width="0.088cm" svg:height="0.197cm" svg:x="0.025cm" svg:y="1.025cm" svg:viewBox="0 0 89 198" svg:d="M82 11c0-5-4-11-12-11-9 0-17 7-17 16 0 4 3 10 12 10 8 0 17-7 17-15zM22 161c-2 4-4 7-4 12 0 14 12 25 29 25 29 0 42-41 42-45s-4-4-5-4c-4 0-4 2-5 5-7 24-20 36-31 36-6 0-8-4-8-10 0-7 2-13 4-19 4-8 8-16 10-24 2-7 13-34 14-37 2-4 3-8 3-10 0-14-12-25-29-25-29 0-42 41-42 45s4 4 5 4c3 0 5-1 5-5 8-25 21-36 32-36 5 0 7 3 7 11 0 6-2 11-9 29-6 16-12 32-18 48z"><text:p/></draw:path><draw:path draw:style-name="gr6" draw:text-style-name="P11" svg:width="0.216cm" svg:height="0.078cm" svg:x="0.151cm" svg:y="1.106cm" svg:viewBox="0 0 217 79" svg:d="M205 14c5 0 12 0 12-7s-7-7-11-7c-64 0-130 0-195 0-4 0-11 0-11 7s6 7 11 7c65 0 129 0 194 0zM206 79c4 0 11 0 11-7s-7-7-12-7c-65 0-129 0-194 0-5 0-11 0-11 7s7 7 11 7c65 0 131 0 195 0z"><text:p/></draw:path><draw:path draw:style-name="gr7" draw:text-style-name="P11" svg:width="0.107cm" svg:height="0.196cm" svg:x="0.421cm" svg:y="1.023cm" svg:viewBox="0 0 108 197" svg:d="M67 8c0-7-1-8-9-8-18 19-46 19-58 19 0 4 0 7 0 11 7 0 26 0 43-8 0 50 0 99 0 150 0 9 0 14-30 14-3 0-7 0-11 0 0 4 0 7 0 11 5-1 41-1 53-1 9 0 46 0 53 1 0-4 0-7 0-11-4 0-8 0-12 0-29 0-29-5-29-14 0-54 0-110 0-164z"><text:p/></draw:path><draw:path draw:style-name="gr8" draw:text-style-name="P11" svg:width="0.253cm" svg:height="0.287cm" svg:x="0.675cm" svg:y="0.434cm" svg:viewBox="0 0 254 288" svg:d="M140 34c5-16 6-21 46-21 12 0 16 0 16-7 0-6-5-6-8-6-13 0-48 1-62 1-12 0-43-1-55-1-4 0-9 0-9 8 0 5 4 5 12 5 2 0 9 0 16 1 8 2 12 2 12 8 0 1-1 2-2 7-20 75-38 151-57 227-3 17-5 19-38 19-7 0-11 0-11 8 0 5 4 5 11 5 65 0 131 0 195 0 10 0 11 0 14-7 10-31 22-61 33-91 1-4 1-5 1-6s-1-4-4-4c-4 0-5 1-8 9-14 38-33 86-105 86-13 0-27 0-40 0-6 0-7 0-9 0-5 0-6-1-6-5 0-1 0-1 2-9 19-76 37-152 56-227z"><text:p/></draw:path><draw:path draw:style-name="gr9" draw:text-style-name="P11" svg:width="0.111cm" svg:height="0.282cm" svg:x="0.958cm" svg:y="0.445cm" svg:viewBox="0 0 112 283" svg:d="M108 16c0-9-6-16-16-16-12 0-22 11-22 23 0 7 6 14 15 14 10 0 23-9 23-21zM76 174c4-12 4-13 9-25 4-8 6-14 6-22 0-19-14-35-35-35-39 0-56 62-56 65 0 5 5 5 6 5 4 0 4-1 6-8 12-40 29-52 43-52 4 0 10 0 10 13 0 9-3 18-4 22-3 11-23 60-30 78-3 11-9 25-9 34 0 20 14 34 34 34 40 0 56-61 56-64 0-5-4-5-5-5-5 0-5 2-6 8-9 27-22 52-43 52-8 0-11-4-11-13 0-11 2-17 13-42 5-15 11-30 16-45z"><text:p/></draw:path><draw:path draw:style-name="gr10" draw:text-style-name="P11" svg:width="0.172cm" svg:height="0.364cm" svg:x="1.086cm" svg:y="0.445cm" svg:viewBox="0 0 173 365" svg:d="M173 16c0-9-6-16-17-16-10 0-22 10-22 23 0 8 6 14 16 14 11 0 23-11 23-21zM88 300c-9 31-28 56-52 56-2 0-8 0-17-4 13-2 19-13 19-22 0-7-4-15-15-15s-23 9-23 24c0 17 17 26 37 26 29 0 69-22 79-64 14-51 26-103 39-154 2-9 2-15 2-16 0-24-18-39-39-39-42 0-66 62-66 65 0 5 3 5 4 5 4 0 4-1 8-8 10-27 30-52 52-52 6 0 15 1 15 19 0 10-1 15-4 22-13 53-26 104-39 157z"><text:p/></draw:path><draw:path draw:style-name="gr11" draw:text-style-name="P11" svg:width="0.202cm" svg:height="0.202cm" svg:x="1.445cm" svg:y="0.517cm" svg:viewBox="0 0 203 203" svg:d="M102 90c-28-28-56-56-84-84-6-6-6-6-10-6s-8 4-8 8c0 3 0 4 5 9 29 27 56 56 85 84-29 29-56 56-85 85-5 5-5 6-5 9 0 4 4 8 8 8s4-1 10-6c28-28 55-56 83-84 29 29 59 59 87 88 2 0 4 2 6 2 6 0 9-4 9-8 0-2 0-3-1-5 0-1-68-67-88-89 25-25 52-52 77-77 2-2 8-8 11-11 0-1 1-2 1-5 0-4-3-8-9-8-2 0-4 1-9 6-28 28-55 56-83 84z"><text:p/></draw:path><draw:path draw:style-name="gr12" draw:text-style-name="P11" svg:width="0.209cm" svg:height="0.19cm" svg:x="1.816cm" svg:y="0.536cm" svg:viewBox="0 0 210 191" svg:d="M128 59c3-11 12-49 42-49 2 0 12 0 21 4-12 3-21 14-21 23 0 7 5 16 17 16 9 0 23-9 23-25 0-22-25-28-40-28-24 0-39 23-44 32-11-28-34-32-46-32-43 0-67 54-67 65 0 5 4 5 5 5 4 0 5-2 5-5 14-46 42-55 56-55 9 0 23 3 23 27 0 13-7 42-23 101-6 27-21 43-39 43-3 0-12 0-22-4 11-3 20-11 20-23s-9-15-15-15c-13 0-23 11-23 24 0 20 20 28 40 28 27 0 43-30 44-32 5 15 19 32 46 32 43 0 67-54 67-65 0-5-4-5-5-5-5 0-5 3-6 5-14 46-43 55-56 55-16 0-23-13-23-27 0-10 2-18 7-37 5-20 10-39 14-58z"><text:p/></draw:path><draw:path draw:style-name="gr13" draw:text-style-name="P11" svg:width="0.111cm" svg:height="0.282cm" svg:x="2.056cm" svg:y="0.445cm" svg:viewBox="0 0 112 283" svg:d="M108 16c0-9-6-16-16-16s-22 11-22 23c0 7 6 14 15 14 11 0 23-9 23-21zM76 174c6-12 6-13 9-25 4-8 6-14 6-22 0-19-14-35-35-35-39 0-56 62-56 65 0 5 5 5 6 5 4 0 5-1 6-8 12-40 29-52 43-52 4 0 11 0 11 13 0 9-4 18-5 22-3 11-23 60-30 78-3 11-9 25-9 34 0 20 14 34 34 34 40 0 56-61 56-64 0-5-4-5-5-5-5 0-5 2-6 8-9 27-22 52-43 52-8 0-11-4-11-13 0-11 3-17 13-42 5-15 11-30 16-45z"><text:p/></draw:path><draw:path draw:style-name="gr14" draw:text-style-name="P11" svg:width="0.257cm" svg:height="0.324cm" svg:x="2.342cm" svg:y="0.455cm" svg:viewBox="0 0 258 325" svg:d="M250 131c6-2 8-5 8-8 0-5-2-8-8-10-78-37-155-73-233-111-6-2-7-2-9-2-4 0-8 4-8 8 0 5 4 8 8 10 74 35 148 68 221 103-73 35-147 70-221 105-8 3-8 7-8 9 0 5 4 9 8 9 2 0 3 0 8-3 78-37 156-73 234-110zM242 325c8 0 16 0 16-8s-10-8-16-8c-75 0-151 0-226 0-8 0-16 0-16 8s7 8 14 8c76 0 153 0 228 0z"><text:p/></draw:path><draw:path draw:style-name="gr15" draw:text-style-name="P11" svg:width="0.138cm" svg:height="0.28cm" svg:x="2.789cm" svg:y="0.443cm" svg:viewBox="0 0 139 281" svg:d="M86 11c0-10 0-11-9-11-27 28-64 28-77 28 0 4 0 8 0 13 8 0 34 0 55-11 0 72 0 145 0 217 0 16-1 21-39 21-5 0-9 0-14 0 0 3 0 8 0 13 15-1 52-1 69-1s54 0 68 1c0-5 0-10 0-13-5 0-8 0-13 0-38 0-40-5-40-21 0-79 0-157 0-236z"><text:p/></draw:path></draw:g>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6:30:37.099238618</meta:creation-date>
    <dc:date>2024-02-09T17:01:52.520076020</dc:date>
    <meta:editing-duration>PT20M44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74" meta:word-count="115" meta:character-count="270" meta:non-whitespace-character-count="226"/>
  </office:meta>
</office:document-meta>
</file>